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395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extreme longevity (95 years and older)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38];[.G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Height</text:p>
          </table:table-cell>
          <table:table-cell table:formula="of:=COUNTIF([.B$2:.B$9738];[.G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Parkinson disease</text:p>
          </table:table-cell>
          <table:table-cell table:formula="of:=COUNTIF([.B$2:.B$9738];[.G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38];[.G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table:style-name="Default" office:value-type="string" calcext:value-type="string">
            <text:p>Angina</text:p>
          </table:table-cell>
          <table:table-cell table:formula="of:=COUNTIF([.B$2:.B$9738];[.G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table:style-name="Default" office:value-type="string" calcext:value-type="string">
            <text:p>Artery</text:p>
          </table:table-cell>
          <table:table-cell table:formula="of:=COUNTIF([.B$2:.B$9738];[.G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_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table:style-name="Default" office:value-type="string" calcext:value-type="string">
            <text:p>Astigmatism</text:p>
          </table:table-cell>
          <table:table-cell table:formula="of:=COUNTIF([.B$2:.B$9738];[.G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table:style-name="Default" office:value-type="string" calcext:value-type="string">
            <text:p>Bladder</text:p>
          </table:table-cell>
          <table:table-cell table:formula="of:=COUNTIF([.B$2:.B$9738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Emphysema_chronic_bronchitis</text:p>
          </table:table-cell>
          <table:table-cell table:formula="of:=COUNTIF([.B$2:.B$9738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table:style-name="Default" office:value-type="string" calcext:value-type="string">
            <text:p>Hypermetropia</text:p>
          </table:table-cell>
          <table:table-cell table:formula="of:=COUNTIF([.B$2:.B$9738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38];[.G1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Liver</text:p>
          </table:table-cell>
          <table:table-cell table:formula="of:=COUNTIF([.B$2:.B$9738];[.G1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38];[.G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ANAEMIANAS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table:formula="of:=COUNTIF([.B$2:.B$9738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OTHERANAEMIA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38];[.G1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50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38];[.G1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64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64 Other anaemias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38];[.G1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38];[.G1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style-name="Default" office:value-type="string" calcext:value-type="string">
            <text:p>Autoimmune / inflammatory</text:p>
          </table:table-cell>
          <table:table-cell table:formula="of:=COUNTIF([.B$2:.B$9738];[.G2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I9_ARTOTH</text:p>
          </table:table-cell>
          <table:table-cell table:style-name="Default" office:value-type="string" calcext:value-type="string">
            <text:p>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arteries and capillaries</text:p>
          </table:table-cell>
          <table:table-cell table:style-name="Default" table:number-columns-repeated="2"/>
          <table:table-cell office:value-type="string" calcext:value-type="string">
            <text:p>Eyes</text:p>
          </table:table-cell>
          <table:table-cell table:formula="of:=COUNTIF([.B$2:.B$9738];[.G2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I9_PAD</text:p>
          </table:table-cell>
          <table:table-cell table:style-name="Default" office:value-type="string" calcext:value-type="string">
            <text:p>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eripheral artery disease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38];[.G2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Allergic_rhinitis</text:p>
          </table:table-cell>
          <table:table-cell table:formula="of:=COUNTIF([.B$2:.B$9738];[.G23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Alzheimer</text:p>
          </table:table-cell>
          <table:table-cell table:formula="of:=COUNTIF([.B$2:.B$9738];[.G24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38];[.G2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Bipolar_disorder</text:p>
          </table:table-cell>
          <table:table-cell table:formula="of:=COUNTIF([.B$2:.B$9738];[.G2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_colorectal</text:p>
          </table:table-cell>
          <table:table-cell table:formula="of:=COUNTIF([.B$2:.B$9738];[.G2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taract</text:p>
          </table:table-cell>
          <table:table-cell table:formula="of:=COUNTIF([.B$2:.B$9738];[.G2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AB1_OTHER_VIRAL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viral diseases</text:p>
          </table:table-cell>
          <table:table-cell table:style-name="Default" table:number-columns-repeated="2"/>
          <table:table-cell office:value-type="string" calcext:value-type="string">
            <text:p>Glaucoma</text:p>
          </table:table-cell>
          <table:table-cell table:formula="of:=COUNTIF([.B$2:.B$9738];[.G29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06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06 Other rheumatoid arthritis</text:p>
          </table:table-cell>
          <table:table-cell table:style-name="Default" table:number-columns-repeated="2"/>
          <table:table-cell office:value-type="string" calcext:value-type="string">
            <text:p>Infection</text:p>
          </table:table-cell>
          <table:table-cell table:formula="of:=COUNTIF([.B$2:.B$9738];[.G3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3 Other arthritis</text:p>
          </table:table-cell>
          <table:table-cell table:style-name="Default" table:number-columns-repeated="2"/>
          <table:table-cell office:value-type="string" calcext:value-type="string">
            <text:p>Nasal</text:p>
          </table:table-cell>
          <table:table-cell table:formula="of:=COUNTIF([.B$2:.B$9738];[.G3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ARTHRITISNAS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hter specific/unspecified arthritis</text:p>
          </table:table-cell>
          <table:table-cell table:style-name="Default" table:number-columns-repeated="2"/>
          <table:table-cell office:value-type="string" calcext:value-type="string">
            <text:p>Blood_clot</text:p>
          </table:table-cell>
          <table:table-cell table:formula="of:=COUNTIF([.B$2:.B$9738];[.G32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 table:number-columns-repeated="2"/>
          <table:table-cell office:value-type="string" calcext:value-type="string">
            <text:p>Celiac_disease</text:p>
          </table:table-cell>
          <table:table-cell table:formula="of:=COUNTIF([.B$2:.B$9738];[.G3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RHEUMA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Multiple_sclerosis</text:p>
          </table:table-cell>
          <table:table-cell table:formula="of:=COUNTIF([.B$2:.B$9738];[.G3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38];[.G35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RHEU_ARTHRITIS_OTH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itis (FG)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38];[.G3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RHEUMA_NOS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/unspecified rheumatoid arthritis</text:p>
          </table:table-cell>
          <table:table-cell table:style-name="Default" table:number-columns-repeated="2"/>
          <table:table-cell office:value-type="string" calcext:value-type="string">
            <text:p>Cancer_lung</text:p>
          </table:table-cell>
          <table:table-cell table:formula="of:=COUNTIF([.B$2:.B$9738];[.G3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STILL_ADULT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dult-onset Still disease</text:p>
          </table:table-cell>
          <table:table-cell table:style-name="Default" table:number-columns-repeated="2"/>
          <table:table-cell office:value-type="string" calcext:value-type="string">
            <text:p>Cancer_prostate</text:p>
          </table:table-cell>
          <table:table-cell table:formula="of:=COUNTIF([.B$2:.B$9738];[.G3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office:value-type="string" calcext:value-type="string">
            <text:p>Haemorrhoids</text:p>
          </table:table-cell>
          <table:table-cell table:formula="of:=COUNTIF([.B$2:.B$9738];[.G3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38];[.G40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 table:number-columns-repeated="2"/>
          <table:table-cell table:style-name="Default" office:value-type="string" calcext:value-type="string">
            <text:p>Cancer_skin</text:p>
          </table:table-cell>
          <table:table-cell table:formula="of:=COUNTIF([.B$2:.B$9738];[.G41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38];[.G4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office:value-type="string" calcext:value-type="string">
            <text:p>Ears</text:p>
          </table:table-cell>
          <table:table-cell table:formula="of:=COUNTIF([.B$2:.B$9738];[.G4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 table:number-columns-repeated="2"/>
          <table:table-cell table:style-name="Default" office:value-type="string" calcext:value-type="string">
            <text:p>Oesophagus</text:p>
          </table:table-cell>
          <table:table-cell table:formula="of:=COUNTIF([.B$2:.B$9738];[.G4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COX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xarthrosis [arthrosis of hip](FG)</text:p>
          </table:table-cell>
          <table:table-cell table:style-name="Default" table:number-columns-repeated="2"/>
          <table:table-cell office:value-type="string" calcext:value-type="string">
            <text:p>Cancer_ovarian</text:p>
          </table:table-cell>
          <table:table-cell table:formula="of:=COUNTIF([.B$2:.B$9738];[.G45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KNEE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Gonarthrosis [arthrosis of knee](FG)</text:p>
          </table:table-cell>
          <table:table-cell table:style-name="Default" table:number-columns-repeated="2"/>
          <table:table-cell office:value-type="string" calcext:value-type="string">
            <text:p>Obesity</text:p>
          </table:table-cell>
          <table:table-cell table:formula="of:=COUNTIF([.B$2:.B$9738];[.G46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38];[.G4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rthrosis</text:p>
          </table:table-cell>
          <table:table-cell table:style-name="Default" table:number-columns-repeated="2"/>
          <table:table-cell table:style-name="ce3" office:value-type="string" calcext:value-type="string">
            <text:p>Pneumonia</text:p>
          </table:table-cell>
          <table:table-cell table:formula="of:=COUNTIF([.B$2:.B$9738];[.G48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Rectum_anus</text:p>
          </table:table-cell>
          <table:table-cell table:formula="of:=COUNTIF([.B$2:.B$9738];[.G4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Respiratory</text:p>
          </table:table-cell>
          <table:table-cell table:formula="of:=COUNTIF([.B$2:.B$9738];[.G5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5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5 Polyarthrosis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38];[.G51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38];[.G52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Asthma</text:p>
          </table:table-cell>
          <table:table-cell table:formula="of:=COUNTIF([.B$2:.B$9738];[.G53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table:style-name="ce3" office:value-type="string" calcext:value-type="string">
            <text:p>Cardiovascular</text:p>
          </table:table-cell>
          <table:table-cell table:formula="of:=COUNTIF([.B$2:.B$9738];[.G5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38];[.G55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Rheumatology</text:p>
          </table:table-cell>
          <table:table-cell table:formula="of:=COUNTIF([.B$2:.B$9738];[.G56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38];[.G57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38];[.G58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Urology</text:p>
          </table:table-cell>
          <table:table-cell table:formula="of:=COUNTIF([.B$2:.B$9738];[.G59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08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45.9 Asthma, unspecified</text:p>
          </table:table-cell>
          <table:table-cell table:style-name="Default" table:number-columns-repeated="2"/>
          <table:table-cell table:style-name="Default" office:value-type="string" calcext:value-type="string">
            <text:p>Arthritis</text:p>
          </table:table-cell>
          <table:table-cell table:formula="of:=COUNTIF([.B$2:.B$9738];[.G60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738];[.G61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ASTHMA_CHILD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ildhood asthma (age&lt;16)</text:p>
          </table:table-cell>
          <table:table-cell table:style-name="Default" table:number-columns-repeated="2"/>
          <table:table-cell office:value-type="string" calcext:value-type="string">
            <text:p>Inflammatory_bowel_disease</text:p>
          </table:table-cell>
          <table:table-cell table:formula="of:=COUNTIF([.B$2:.B$9738];[.G62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ASTHMA_HOSPITAL1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, hospital admissions 1</text:p>
          </table:table-cell>
          <table:table-cell table:style-name="Default" table:number-columns-repeated="2"/>
          <table:table-cell office:value-type="string" calcext:value-type="string">
            <text:p>Psychiatric / neurological</text:p>
          </table:table-cell>
          <table:table-cell table:formula="of:=COUNTIF([.B$2:.B$9738];[.G63])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J10_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38];[.G64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J4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45 Asthma</text:p>
          </table:table-cell>
          <table:table-cell table:style-name="Default" table:number-columns-repeated="2"/>
          <table:table-cell table:style-name="Default" office:value-type="string" calcext:value-type="string">
            <text:p>Depression</text:p>
          </table:table-cell>
          <table:table-cell table:formula="of:=COUNTIF([.B$2:.B$9738];[.G65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Eye_disease</text:p>
          </table:table-cell>
          <table:table-cell table:formula="of:=COUNTIF([.B$2:.B$9738];[.G66])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table:style-name="Default" office:value-type="string" calcext:value-type="string">
            <text:p>Gastroenterology</text:p>
          </table:table-cell>
          <table:table-cell table:formula="of:=COUNTIF([.B$2:.B$9738];[.G67])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Cancer_breast</text:p>
          </table:table-cell>
          <table:table-cell table:formula="of:=COUNTIF([.B$2:.B$9738];[.G68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Cancer</text:p>
          </table:table-cell>
          <table:table-cell table:formula="of:=COUNTIF([.B$2:.B$9738];[.G69])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_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_clo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 (Non-endometrioid histolog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ladder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1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eukaemi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ral cavity and pharynge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ral cavity and pharynge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42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20 Malignant neoplasm of rectu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14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5 Skin of trun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FEMALE_GENITAL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LYMPHOM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ymphoma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RESPIRATORY_INTRATHORAC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respiratory intrathoraci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URINARY_TRAC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urinary t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CORPUS_UTERI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rpus uteri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FE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RESPIRATORY_INTRATHORAC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respiratory system and intrathoracic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URINARY_TRAC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urinary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34 Malignant neoplasm of bronchus and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43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3 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6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7 Malignant neoplasm of blad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D0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05 Carcinoma in situ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_NEOPLASM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4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Surviva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_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BREAST_3</text:p>
          </table:table-cell>
          <table:table-cell table:style-name="Default" office:value-type="string" calcext:value-type="string">
            <text:p>Cancer_brea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_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RECTUM</text:p>
          </table:table-cell>
          <table:table-cell table:style-name="Default" office:value-type="string" calcext:value-type="string">
            <text:p>Cancer_colorect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rectu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18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COLON</text:p>
          </table:table-cell>
          <table:table-cell table:style-name="Default" office:value-type="string" calcext:value-type="string">
            <text:p>Cancer_colorect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BRONCHUS_LUNG</text:p>
          </table:table-cell>
          <table:table-cell table:style-name="Default" office:value-type="string" calcext:value-type="string">
            <text:p>Cancer_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onchus and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LUNG_CANCER_MESOT</text:p>
          </table:table-cell>
          <table:table-cell table:style-name="Default" office:value-type="string" calcext:value-type="string">
            <text:p>Cancer_lung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2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0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erous ovarian cancer: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2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ow malignant potential mucin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3</text:p>
          </table:table-cell>
          <table:table-cell table:style-name="Default" office:value-type="string" calcext:value-type="string">
            <text:p>Cancer_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_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PROSTATE</text:p>
          </table:table-cell>
          <table:table-cell table:style-name="Default" office:value-type="string" calcext:value-type="string">
            <text:p>Cancer_prostat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3" office:value-type="string" calcext:value-type="string">
            <text:p>Cancer_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OTHER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ELANOMA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SKIN</text:p>
          </table:table-cell>
          <table:table-cell table:style-name="ce3" office:value-type="string" calcext:value-type="string">
            <text:p>Cancer_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45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0 Acute transmural myocardial infarction of anterior wal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512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1 Acute transmural myocardial infarction of inferior wal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ORATHER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IHD</text:p>
          </table:table-cell>
          <table:table-cell table:style-name="Default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I_BLOOD_IMMUN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X_CIRCULATORY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285</text:p>
          </table:table-cell>
          <table:table-cell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.0 Senile incipient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095</text:p>
          </table:table-cell>
          <table:table-cell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.1 Senile nuclea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329</text:p>
          </table:table-cell>
          <table:table-cell table:style-name="ce3" office:value-type="string" calcext:value-type="string">
            <text:p>Catarac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2"/>
          <table:table-cell table:style-name="ce6" table:number-columns-repeated="1015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covid vs not hospitalized covid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126_3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126_4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126_5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childbirt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1</text:p>
          </table:table-cell>
          <table:table-cell table:style-name="ce3" office:value-type="string" calcext:value-type="string">
            <text:p>Depress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6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247_0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4849_1</text:p>
          </table:table-cell>
          <table:table-cell table:style-name="Default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II_EAR_MASTOID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_chronic_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465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squint' or 'turn' in an eye since childhood (called 'strabismus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297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Other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66</text:p>
          </table:table-cell>
          <table:table-cell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urrent eye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637</text:p>
          </table:table-cell>
          <table:table-cell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00.1 Chalaz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139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565</text:p>
          </table:table-cell>
          <table:table-cell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02.8 Other specified disorders of eyeli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00</text:p>
          </table:table-cell>
          <table:table-cell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00 Hordeolum and chalaz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04</text:p>
          </table:table-cell>
          <table:table-cell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04 Disorders of lachrymal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33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5</text:p>
          </table:table-cell>
          <table:table-cell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5 Other re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CHALAZION</text:p>
          </table:table-cell>
          <table:table-cell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alaz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LACRIMALSYSTEM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acrimal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7_LENS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RETINALDETACHBREAK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tinal detachment with retinal brea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RETINALDISOTH</text:p>
          </table:table-cell>
          <table:table-cell table:style-name="Default" office:value-type="string" calcext:value-type="string">
            <text:p>Eye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I_EYE_ADNEXA</text:p>
          </table:table-cell>
          <table:table-cell table:style-name="Default" office:value-type="string" calcext:value-type="string">
            <text:p>Eye_diseas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36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0 Calculus of gallbladder with acute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99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.2 Gastro-intestinal haemorrhag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53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.0 Haemateme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88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5 Acute pancrea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59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.1 Melaen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268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5 Calculus of bile duct without cholangitis o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988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CHRONGASTR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gast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GALLBILPANC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DIG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GASTR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31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81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1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92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_DIGESTIVE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40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40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416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1 Internal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82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6 Residual haemorrhoidal skin tag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992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2 Internal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317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ce-mak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983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9 Chronic ischaemic heart diseas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5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50 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_NOREV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ONDUCTIO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nduction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_STRICT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0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B1_OTHER_BACTERIAL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bacterial disea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3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1 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86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1.9 Ulcerative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ULCERNAS</text:p>
          </table:table-cell>
          <table:table-cell table:style-name="Default" office:value-type="string" calcext:value-type="string">
            <text:p>Inflammatory_bowel_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, N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961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8.9 Irritable bowel syndrome without diarrh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797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6.6 Other and unspecified intestinal obstru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ILEUS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or unspecified ileus, impaction or obstru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8 Irritable bowel syndro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63</text:p>
          </table:table-cell>
          <table:table-cell table:style-name="ce3" office:value-type="string" calcext:value-type="string">
            <text:p>Intest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LIVER</text:p>
          </table:table-cell>
          <table:table-cell table:style-name="Default" office:value-type="string" calcext:value-type="string">
            <text:p>Liv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liv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59</text:p>
          </table:table-cell>
          <table:table-cell table:style-name="Default" office:value-type="string" calcext:value-type="string">
            <text:p>Liv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59 Enlarged lymph nod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_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1</text:p>
          </table:table-cell>
          <table:table-cell table:style-name="Default" office:value-type="string" calcext:value-type="string">
            <text:p>Nas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33 Nas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45</text:p>
          </table:table-cell>
          <table:table-cell table:style-name="Default" office:value-type="string" calcext:value-type="string">
            <text:p>Nas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34.8 Other specified disorders of nose and nasal sinu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211</text:p>
          </table:table-cell>
          <table:table-cell table:style-name="Default" office:value-type="string" calcext:value-type="string">
            <text:p>Nas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33.9 Nasal polyp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32</text:p>
          </table:table-cell>
          <table:table-cell table:style-name="Default" office:value-type="string" calcext:value-type="string">
            <text:p>Nas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32 Chronic sinus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BARRET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rret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SOES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3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3</text:p>
          </table:table-cell>
          <table:table-cell table:style-name="ce3" office:value-type="string" calcext:value-type="string">
            <text:p>Ova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12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60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9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PD_EARLYANDLATER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, early/later onse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3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5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6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NERPLEX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RA_PSY_ANXIETY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xiety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RA_PSY_ANYMENTAL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_NERVOUS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6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0 Fissure and fistula of anal and rectal reg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74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0.2 Anal fiss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464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8 Other specified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5018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1.0 Anal absces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6721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0.3 Anal fistul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9321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8 Rectum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9321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8 Rectum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d-K61</text:p>
          </table:table-cell>
          <table:table-cell table:style-name="Default" office:value-type="string" calcext:value-type="string">
            <text:p>Rectum_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1 Abscess of anal and rectal regio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23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chronic bronchiti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2046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COPD (chronic obstructive pulmonary disease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COPD_EXCL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PD differential diagnosi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PULMONARYDG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pulmonary diagnosi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R06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6 Abnormalities of breath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X_RESPIRATORY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respiratory system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M13_SOFTTISSUEOTH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oft tissue disorders, not elsewhere classif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M13_SYNOTEND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synovium and tend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M25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25 Other joint disorders, not elsewhere classif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M47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47 Spondylosi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M51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51 Other intervertebral disk disorder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M65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65 Synovitis and tenosynoviti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4982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critical care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5064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28 day death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1403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0.5 Scar conditions and fibrosis of ski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4436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.9 Follicular cyst of skin and subcutaneous tissue, unspecified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5003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.0 Epidermal cys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3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50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82 Seborrhoeic keratosi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d-L12_ACTINKERA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ctinic keratosi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d-L12_ATROPHICSKIN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ophic disorders of ski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d-L12_SCARCONDITIONS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car conditions and fibrosis of ski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L72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72 Follicular cysts of skin and subcutaneous tissu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d-L90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0 Atrophic disorders of ski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L98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98 Other disorders of skin and subcutaneous tissue, not elsewhere classif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XII_SKIN_SUBCUTAN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skin and subcutaneous tissu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20534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ing too muc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20535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Waking too early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apnoe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disorders (combined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3391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5.9 Transient cerebral ischaemic attack, unspecified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9350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63.9 Cerebral infarction, unspecif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Strok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d-G45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5 Transient cerebral ischaemic attacks and related syndrom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excluding SA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I9_STR_EX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Stroke, excluding all haemorrhag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including SA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3802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50.8 Other specified disorders of male genital organ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b-881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0 Urinary tract infection, site not specif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b-9074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.9 Urethral stricture, unspecif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b-9873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3 Stress incontine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N35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 Urethral strictur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N39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 Other disorders of urinary system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d-N48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8 Other disorders of peni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kb-d-N50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50 Other disorders of male genital organ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N8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4 Polyp of female genital trac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kb-d-XIV_GENITOURINARY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genitourinary system</text:p>
          </table:table-cell>
          <table:table-cell table:number-columns-repeated="1019"/>
        </table:table-row>
        <table:table-row table:style-name="ro1" table:number-rows-repeated="422">
          <table:table-cell table:style-name="ce3" table:number-columns-repeated="4"/>
          <table:table-cell table:number-columns-repeated="1019"/>
        </table:table-row>
        <table:table-row table:style-name="ro1" table:number-rows-repeated="104761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3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21T14:27:32.303984731</dc:date>
    <dc:creator>Aitor Gonzalez</dc:creator>
    <meta:editing-duration>PT13H41M34S</meta:editing-duration>
    <meta:editing-cycles>376</meta:editing-cycles>
    <meta:generator>LibreOffice/7.3.4.2$Linux_X86_64 LibreOffice_project/30$Build-2</meta:generator>
    <meta:document-statistic meta:table-count="2" meta:cell-count="2362" meta:object-count="0"/>
  </office:meta>
</office:document-meta>
</file>